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ＭＳ Ｐゴシック" svg:font-family="'ＭＳ Ｐゴシック'"/>
    <style:font-face style:name="ＭＳ Ｐゴシック2" svg:font-family="'ＭＳ Ｐゴシック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42cm" fo:padding-bottom="0.042cm" fo:padding-left="0.042cm" fo:padding-right="0.042cm" fo:wrap-option="wrap"/>
    </style:style>
    <style:style style:name="gr5" style:family="graphic" style:parent-style-name="standard">
      <style:graphic-properties draw:stroke="solid" svg:stroke-width="0cm" svg:stroke-color="#000000" draw:fill="solid" draw:fill-color="#969696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237cm" fo:padding-bottom="0.237cm" fo:padding-left="0.237cm" fo:padding-right="0.237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none" svg:stroke-width="0cm" draw:fill="solid" draw:fill-color="#b2b2b2" draw:textarea-vertical-align="middle" draw:auto-grow-height="false" draw:fit-to-size="false" fo:min-height="0cm" fo:min-width="0cm" fo:padding-top="0.237cm" fo:padding-bottom="0.237cm" fo:padding-left="0.237cm" fo:padding-right="0.237cm" fo:wrap-option="wrap" draw:shadow="visible" draw:shadow-offset-x="0cm" draw:shadow-offset-y="0.064cm" draw:shadow-color="#000000" draw:shadow-opacity="35%"/>
    </style:style>
    <style:style style:name="gr8" style:family="graphic" style:parent-style-name="standard">
      <style:graphic-properties draw:stroke="none" svg:stroke-width="0cm" draw:fill="solid" draw:fill-color="#808080" draw:textarea-vertical-align="middle" draw:auto-grow-height="false" draw:fit-to-size="false" fo:min-height="0cm" fo:min-width="0cm" fo:padding-top="0.237cm" fo:padding-bottom="0.237cm" fo:padding-left="0.237cm" fo:padding-right="0.237cm" fo:wrap-option="wrap" draw:shadow="visible" draw:shadow-offset-x="0cm" draw:shadow-offset-y="0.064cm" draw:shadow-color="#000000" draw:shadow-opacity="35%"/>
    </style:style>
    <style:style style:name="gr9" style:family="graphic" style:parent-style-name="standard">
      <style:graphic-properties draw:stroke="none" svg:stroke-width="0cm" draw:fill="solid" draw:fill-color="#5f5f5f" draw:textarea-vertical-align="middle" draw:auto-grow-height="false" draw:fit-to-size="false" fo:min-height="0cm" fo:min-width="0cm" fo:padding-top="0.237cm" fo:padding-bottom="0.237cm" fo:padding-left="0.237cm" fo:padding-right="0.237cm" fo:wrap-option="wrap" draw:shadow="visible" draw:shadow-offset-x="0cm" draw:shadow-offset-y="0.064cm" draw:shadow-color="#000000" draw:shadow-opacity="35%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no-wrap"/>
    </style:style>
    <style:style style:name="pr3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notes" style:list-style-name="L6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Only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Only-notes">
      <style:graphic-properties draw:fill-color="#ffffff" fo:min-height="13.364cm"/>
    </style:style>
    <style:style style:name="pr8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notes" style:list-style-name="L6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-notes" style:list-style-name="L6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3" style:family="paragraph">
      <style:paragraph-properties fo:margin-left="0cm" fo:margin-right="0cm" fo:margin-top="0.09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top="0cm" fo:margin-bottom="0cm" fo:line-height="100%" fo:text-align="center" style:punctuation-wrap="simple" style:writing-mode="lr-tb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11" style:family="paragraph">
      <loext:graphic-properties draw:fill-color="#ffffff"/>
    </style:style>
    <style:style style:name="P12" style:family="paragraph">
      <style:paragraph-properties fo:margin-top="0.247cm" fo:margin-bottom="0cm" fo:line-height="100%" fo:text-align="center" style:punctuation-wrap="simple" style:writing-mode="lr-tb"/>
    </style:style>
    <style:style style:name="P13" style:family="paragraph">
      <style:paragraph-properties fo:margin-top="0.176cm" fo:margin-bottom="0cm" fo:line-height="100%" fo:text-align="start" style:punctuation-wrap="simple" style:writing-mode="lr-tb"/>
    </style:style>
    <style:style style:name="P14" style:family="paragraph">
      <loext:graphic-properties draw:fill="solid" draw:fill-color="#969696"/>
      <style:paragraph-properties fo:text-align="start"/>
      <style:text-properties fo:font-size="18pt"/>
    </style:style>
    <style:style style:name="P15" style:family="paragraph">
      <loext:graphic-properties draw:fill="gradient" draw:fill-gradient-name="Gradient_20_2"/>
      <style:paragraph-properties fo:text-align="start" style:font-independent-line-spacing="true"/>
      <style:text-properties fo:font-size="24pt"/>
    </style:style>
    <style:style style:name="P16" style:family="paragraph">
      <loext:graphic-properties draw:fill="solid" draw:fill-color="#b2b2b2"/>
      <style:paragraph-properties fo:text-align="start" style:font-independent-line-spacing="true"/>
      <style:text-properties fo:font-size="24pt"/>
    </style:style>
    <style:style style:name="P17" style:family="paragraph">
      <loext:graphic-properties draw:fill="solid" draw:fill-color="#808080"/>
      <style:paragraph-properties fo:text-align="start" style:font-independent-line-spacing="true"/>
      <style:text-properties fo:font-size="24pt"/>
    </style:style>
    <style:style style:name="P18" style:family="paragraph">
      <loext:graphic-properties draw:fill="solid" draw:fill-color="#5f5f5f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aramond" fo:font-size="24pt" fo:letter-spacing="normal" fo:font-style="normal" style:text-underline-style="none" fo:font-weight="bold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aramond" fo:font-size="18pt" fo:letter-spacing="normal" fo:font-style="normal" style:text-underline-style="none" fo:font-weight="bold" style:font-name-asian="ＭＳ Ｐゴシック" style:font-size-asian="18pt" style:font-style-asian="normal" style:font-weight-asian="bold" style:font-name-complex="ＭＳ Ｐゴシック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ＭＳ Ｐゴシック" style:font-size-asian="14pt" style:font-style-asian="normal" style:font-weight-asian="normal" style:font-name-complex="ＭＳ Ｐゴシック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aramond" fo:font-size="14pt" fo:letter-spacing="normal" fo:font-style="italic" style:text-underline-style="none" fo:font-weight="normal" style:font-name-asian="ＭＳ Ｐゴシック" style:font-size-asian="14pt" style:font-style-asian="italic" style:font-weight-asian="normal" style:font-name-complex="ＭＳ Ｐゴシック" style:font-size-complex="14pt" style:font-style-complex="italic" style:font-weight-complex="normal"/>
    </style:style>
    <style:style style:name="T5" style:family="text">
      <style:text-properties fo:font-variant="normal" fo:text-transform="none" fo:color="#5f5f5f" style:text-line-through-style="none" style:text-line-through-type="none" style:text-position="0% 100%" style:font-name="Garamond" fo:font-size="14pt" fo:letter-spacing="normal" fo:font-style="normal" style:text-underline-style="solid" style:text-underline-width="auto" style:text-underline-color="font-color" fo:font-weight="normal" style:font-name-asian="ＭＳ Ｐゴシック" style:font-size-asian="14pt" style:font-style-asian="normal" style:font-weight-asian="normal" style:font-name-complex="ＭＳ Ｐゴシック" style:font-size-complex="1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aramond" fo:font-size="20pt" fo:letter-spacing="normal" fo:font-style="normal" style:text-underline-style="none" fo:font-weight="bold" style:font-name-asian="ＭＳ Ｐゴシック" style:font-size-asian="20pt" style:font-style-asian="normal" style:font-weight-asian="bold" style:font-name-complex="ＭＳ Ｐゴシック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aramond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2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0pt" fo:letter-spacing="normal" fo:font-style="normal" style:text-underline-style="none" fo:font-weight="normal" style:font-name-asian="ＭＳ Ｐゴシック" style:font-size-asian="10pt" style:font-style-asian="normal" style:font-weight-asian="normal" style:font-name-complex="ＭＳ Ｐゴシック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2" presentation:style-name="pr1" draw:text-style-name="P2" draw:layer="layout" svg:width="21.589cm" svg:height="1.904cm" svg:x="1.905cm" svg:y="7.197cm" presentation:class="title" presentation:user-transformed="true">
          <draw:text-box>
            <text:p text:style-name="P1"><text:span text:style-name="T1">Extreme Presentation</text:span><text:span text:style-name="T2">™</text:span><text:span text:style-name="T1"> Example Page Layouts</text:span></text:p>
          </draw:text-box>
        </draw:frame>
        <draw:frame draw:name="Rectangle 3" presentation:style-name="pr2" draw:text-style-name="P4" draw:layer="layout" svg:width="17.779cm" svg:height="3.386cm" svg:x="3.598cm" svg:y="11.007cm" presentation:class="subtitle" presentation:user-transformed="true">
          <draw:text-box>
            <text:p text:style-name="P3"><text:span text:style-name="T3">Rev. 2.0</text:span></text:p>
            <text:p text:style-name="P3"><text:span text:style-name="T4">Andrew V. Abela, Ph.D.</text:span></text:p>
            <text:p text:style-name="P3"><text:span text:style-name="T5"><text:a xlink:href="http://www.extremepresentation.com/" xlink:type="simple">www.ExtremePresentation.com</text:a></text:span><text:span text:style-name="T3"> </text:span></text:p>
            <text:p text:style-name="P3"><text:span text:style-name="T5"><text:a xlink:href="mailto:a.v.abela@gmail.com" xlink:type="simple">a.v.abela@gmail.com</text:a></text:span><text:span text:style-name="T3"> </text:span></text:p>
          </draw:text-box>
        </draw:frame>
        <draw:custom-shape draw:name="Text Box 5" draw:style-name="gr1" draw:text-style-name="P5" draw:layer="layout" svg:width="11.429cm" svg:height="1.269cm" svg:x="6.138cm" svg:y="5.2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3" draw:text-style-name="P7" draw:layer="layout" svg:width="8.254cm" svg:height="1.269cm" svg:x="10.795cm" svg:y="24.13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" presentation:class="page"/>
          <draw:frame draw:name="Rectangle 3" presentation:style-name="pr4" draw:text-style-name="P8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SmartArt Enabled Layouts" draw:style-name="dp1" draw:master-page-name="Title_20_Only" presentation:presentation-page-layout-name="AL2T19">
        <draw:frame draw:name="Title 4" presentation:style-name="pr5" draw:text-style-name="P2" draw:layer="layout" svg:width="21.589cm" svg:height="1.269cm" svg:x="1.905cm" svg:y="8.467cm" presentation:class="title" presentation:user-transformed="true">
          <draw:text-box>
            <text:p text:style-name="P9"><text:span text:style-name="T7">SmartArt Enabled Layouts</text:span></text:p>
          </draw:text-box>
        </draw:frame>
        <draw:frame draw:name="Slide Number Placeholder 3" presentation:style-name="pr6" draw:text-style-name="P7" draw:layer="layout" svg:width="5.291cm" svg:height="1.269cm" svg:x="18.203cm" svg:y="17.357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{Cyclical Process}" draw:style-name="dp1" draw:master-page-name="Title_20_and_20_Content" presentation:presentation-page-layout-name="AL3T11">
        <draw:frame draw:name="Slide Number Placeholder 4" presentation:style-name="pr8" draw:text-style-name="P7" draw:layer="layout" svg:width="5.291cm" svg:height="1.269cm" svg:x="18.203cm" svg:y="17.357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frame draw:name="Rectangle 2" presentation:style-name="pr9" draw:text-style-name="P2" draw:layer="layout" svg:width="21.589cm" svg:height="1.269cm" svg:x="1.905cm" svg:y="1.27cm" presentation:class="title" presentation:user-transformed="true">
          <draw:text-box>
            <text:p text:style-name="P1"><text:span text:style-name="T7">{Cyclical Process}</text:span></text:p>
          </draw:text-box>
        </draw:frame>
        <draw:custom-shape draw:name="Text Box 4" draw:style-name="gr3" draw:text-style-name="P5" draw:layer="layout" svg:width="21.589cm" svg:height="0.843cm" svg:x="1.905cm" svg:y="2.328cm">
          <text:p text:style-name="P12"><text:span text:style-name="T4">{Optional Subtitle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" draw:text-style-name="P5" draw:layer="layout" svg:width="19.049cm" svg:height="0.674cm" svg:x="2.117cm" svg:y="17.357cm">
          <text:p text:style-name="P13"><text:span text:style-name="T9">Source: {text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4" draw:text-style-name="P5" draw:layer="layout" svg:width="3.086cm" svg:height="3.086cm" svg:x="14.921cm" svg:y="4.53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4" draw:layer="layout" svg:width="11.59cm" svg:height="11.59cm" svg:x="7.645cm" svg:y="4.446cm">
            <text:p/>
            <draw:enhanced-geometry draw:mirror-horizontal="false" draw:mirror-vertical="false" draw:text-areas="?f193 ?f195 ?f194 ?f196" svg:viewBox="0 0 0 0" draw:type="ooxml-circularArrow" draw:modifiers="5193 335389 21295377 19764368 6058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  <draw:custom-shape draw:style-name="gr4" draw:text-style-name="P5" draw:layer="layout" svg:width="3.086cm" svg:height="3.086cm" svg:x="16.789cm" svg:y="10.28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4" draw:layer="layout" svg:width="11.59cm" svg:height="11.59cm" svg:x="7.645cm" svg:y="4.446cm">
            <text:p/>
            <draw:enhanced-geometry draw:mirror-horizontal="false" draw:mirror-vertical="false" draw:text-areas="?f193 ?f195 ?f194 ?f196" svg:viewBox="0 0 0 0" draw:type="ooxml-circularArrow" draw:modifiers="5193 335389 4016911 2251401 6058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  <draw:custom-shape draw:style-name="gr4" draw:text-style-name="P5" draw:layer="layout" svg:width="3.086cm" svg:height="3.086cm" svg:x="11.897cm" svg:y="13.84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4" draw:layer="layout" svg:width="11.59cm" svg:height="11.59cm" svg:x="7.645cm" svg:y="4.446cm">
            <text:p/>
            <draw:enhanced-geometry draw:mirror-horizontal="false" draw:mirror-vertical="false" draw:text-areas="?f193 ?f195 ?f194 ?f196" svg:viewBox="0 0 0 0" draw:type="ooxml-circularArrow" draw:modifiers="5193 335389 8213210 6447700 6058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  <draw:custom-shape draw:style-name="gr4" draw:text-style-name="P5" draw:layer="layout" svg:width="3.086cm" svg:height="3.086cm" svg:x="7.006cm" svg:y="10.28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4" draw:layer="layout" svg:width="11.59cm" svg:height="11.59cm" svg:x="7.645cm" svg:y="4.446cm">
            <text:p/>
            <draw:enhanced-geometry draw:mirror-horizontal="false" draw:mirror-vertical="false" draw:text-areas="?f193 ?f195 ?f194 ?f196" svg:viewBox="0 0 0 0" draw:type="ooxml-circularArrow" draw:modifiers="5193 335389 12300243 10769234 6058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  <draw:custom-shape draw:style-name="gr4" draw:text-style-name="P5" draw:layer="layout" svg:width="3.086cm" svg:height="3.086cm" svg:x="8.874cm" svg:y="4.53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14" draw:layer="layout" svg:width="11.59cm" svg:height="11.59cm" svg:x="7.645cm" svg:y="4.446cm">
            <text:p/>
            <draw:enhanced-geometry draw:mirror-horizontal="false" draw:mirror-vertical="false" draw:text-areas="?f193 ?f195 ?f194 ?f196" svg:viewBox="0 0 0 0" draw:type="ooxml-circularArrow" draw:modifiers="5193 335389 16867893 15196718 6058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</draw:g>
        <presentation:notes draw:style-name="dp2">
          <draw:frame draw:name="Rectangle 7" presentation:style-name="pr10" draw:text-style-name="P7" draw:layer="layout" svg:width="8.254cm" svg:height="1.269cm" svg:x="10.795cm" svg:y="24.13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3" presentation:class="page"/>
          <draw:frame draw:name="Rectangle 3" presentation:style-name="pr11" draw:text-style-name="P8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{Growth Opportunity}" draw:style-name="dp1" draw:master-page-name="Title_20_and_20_Content" presentation:presentation-page-layout-name="AL3T11">
        <draw:frame draw:name="Slide Number Placeholder 4" presentation:style-name="pr8" draw:text-style-name="P7" draw:layer="layout" svg:width="5.291cm" svg:height="1.269cm" svg:x="18.203cm" svg:y="17.357cm" presentation:class="page-number" presentation:user-transformed="true">
          <draw:text-box>
            <text:p text:style-name="P10"><text:span text:style-name="T8"><text:page-number>&lt;number&gt;</text:page-number></text:span></text:p>
          </draw:text-box>
        </draw:frame>
        <draw:frame draw:name="Rectangle 2" presentation:style-name="pr9" draw:text-style-name="P2" draw:layer="layout" svg:width="21.589cm" svg:height="1.269cm" svg:x="1.905cm" svg:y="1.27cm" presentation:class="title" presentation:user-transformed="true">
          <draw:text-box>
            <text:p text:style-name="P1"><text:span text:style-name="T7">{Growth Opportunity}</text:span></text:p>
          </draw:text-box>
        </draw:frame>
        <draw:custom-shape draw:name="Text Box 4" draw:style-name="gr3" draw:text-style-name="P5" draw:layer="layout" svg:width="21.589cm" svg:height="0.843cm" svg:x="1.905cm" svg:y="2.328cm">
          <text:p text:style-name="P12"><text:span text:style-name="T4">{Optional Subtitle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" draw:text-style-name="P5" draw:layer="layout" svg:width="19.049cm" svg:height="0.674cm" svg:x="2.117cm" svg:y="17.357cm">
          <text:p text:style-name="P13"><text:span text:style-name="T9">Source: {text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6" draw:text-style-name="P15" draw:layer="layout" svg:width="12.487cm" svg:height="12.487cm" svg:x="6.35cm" svg:y="4.02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7" draw:text-style-name="P16" draw:layer="layout" svg:width="9.99cm" svg:height="9.99cm" svg:x="7.599cm" svg:y="6.51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8" draw:text-style-name="P17" draw:layer="layout" svg:width="7.492cm" svg:height="7.492cm" svg:x="8.848cm" svg:y="9.01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9" draw:text-style-name="P18" draw:layer="layout" svg:width="4.994cm" svg:height="4.994cm" svg:x="10.097cm" svg:y="11.51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frame draw:name="Rectangle 7" presentation:style-name="pr10" draw:text-style-name="P7" draw:layer="layout" svg:width="8.254cm" svg:height="1.269cm" svg:x="10.795cm" svg:y="24.13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4" presentation:class="page"/>
          <draw:frame draw:name="Rectangle 3" presentation:style-name="pr12" draw:text-style-name="P8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ＭＳ Ｐゴシック" svg:font-family="'ＭＳ Ｐゴシック'"/>
    <style:font-face style:name="ＭＳ Ｐゴシック2" svg:font-family="'ＭＳ Ｐゴシック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pitch="fixed"/>
  </office:font-face-decls>
  <office:styles>
    <draw:gradient draw:name="Gradient_20_2" draw:display-name="Gradient 2" draw:style="linear" draw:start-color="#dcdcdc" draw:end-color="#eeeee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Garamond" fo:font-family="Garamond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2pt" style:language-asian="en" style:country-asian="US" style:font-style-asian="normal" style:font-weight-asian="normal" style:font-name-complex="ＭＳ Ｐゴシック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aramond" fo:font-family="Garamond" fo:font-size="12pt" fo:letter-spacing="normal" fo:font-style="normal" style:text-underline-style="none" fo:font-weight="normal" style:font-name-asian="ＭＳ Ｐゴシック" style:font-family-asian="'ＭＳ Ｐゴシック'" style:font-size-asian="12pt" style:font-style-asian="normal" style:font-weight-asian="normal" style:font-name-complex="ＭＳ Ｐゴシック" style:font-family-complex="'ＭＳ Ｐゴシック'" style:font-size-complex="12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aramond" fo:font-family="Garamond" fo:font-size="12pt" fo:letter-spacing="normal" fo:font-style="normal" style:text-underline-style="none" fo:font-weight="normal" style:font-name-asian="ＭＳ Ｐゴシック" style:font-family-asian="'ＭＳ Ｐゴシック'" style:font-size-asian="12pt" style:font-style-asian="normal" style:font-weight-asian="normal" style:font-name-complex="ＭＳ Ｐゴシック" style:font-family-complex="'ＭＳ Ｐゴシック'" style:font-size-complex="12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aramond" fo:font-family="Garamond" fo:font-size="12pt" fo:letter-spacing="normal" fo:font-style="normal" style:text-underline-style="none" fo:font-weight="normal" style:font-name-asian="ＭＳ Ｐゴシック" style:font-family-asian="'ＭＳ Ｐゴシック'" style:font-size-asian="12pt" style:font-style-asian="normal" style:font-weight-asian="normal" style:font-name-complex="ＭＳ Ｐゴシック" style:font-family-complex="'ＭＳ Ｐゴシック'" style:font-size-complex="12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language-asian="en" style:country-asian="US" style:font-style-asian="normal" style:font-weight-asian="normal" style:font-name-complex="ＭＳ Ｐゴシック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Garamond" fo:font-family="Garamond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2pt" style:language-asian="en" style:country-asian="US" style:font-style-asian="normal" style:font-weight-asian="normal" style:font-name-complex="ＭＳ Ｐゴシック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aramond" fo:font-family="Garamond" fo:font-size="12pt" fo:letter-spacing="normal" fo:font-style="normal" style:text-underline-style="none" fo:font-weight="normal" style:font-name-asian="ＭＳ Ｐゴシック" style:font-family-asian="'ＭＳ Ｐゴシック'" style:font-size-asian="12pt" style:font-style-asian="normal" style:font-weight-asian="normal" style:font-name-complex="ＭＳ Ｐゴシック" style:font-family-complex="'ＭＳ Ｐゴシック'" style:font-size-complex="12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aramond" fo:font-family="Garamond" fo:font-size="12pt" fo:letter-spacing="normal" fo:font-style="normal" style:text-underline-style="none" fo:font-weight="normal" style:font-name-asian="ＭＳ Ｐゴシック" style:font-family-asian="'ＭＳ Ｐゴシック'" style:font-size-asian="12pt" style:font-style-asian="normal" style:font-weight-asian="normal" style:font-name-complex="ＭＳ Ｐゴシック" style:font-family-complex="'ＭＳ Ｐゴシック'" style:font-size-complex="12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aramond" fo:font-family="Garamond" fo:font-size="12pt" fo:letter-spacing="normal" fo:font-style="normal" style:text-underline-style="none" fo:font-weight="normal" style:font-name-asian="ＭＳ Ｐゴシック" style:font-family-asian="'ＭＳ Ｐゴシック'" style:font-size-asian="12pt" style:font-style-asian="normal" style:font-weight-asian="normal" style:font-name-complex="ＭＳ Ｐゴシック" style:font-family-complex="'ＭＳ Ｐゴシック'" style:font-size-complex="12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language-asian="en" style:country-asian="US" style:font-style-asian="normal" style:font-weight-asian="normal" style:font-name-complex="ＭＳ Ｐゴシック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Garamond" fo:font-family="Garamond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2pt" style:language-asian="en" style:country-asian="US" style:font-style-asian="normal" style:font-weight-asian="normal" style:font-name-complex="ＭＳ Ｐゴシック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aramond" fo:font-family="Garamond" fo:font-size="12pt" fo:letter-spacing="normal" fo:font-style="normal" style:text-underline-style="none" fo:font-weight="normal" style:font-name-asian="ＭＳ Ｐゴシック" style:font-family-asian="'ＭＳ Ｐゴシック'" style:font-size-asian="12pt" style:font-style-asian="normal" style:font-weight-asian="normal" style:font-name-complex="ＭＳ Ｐゴシック" style:font-family-complex="'ＭＳ Ｐゴシック'" style:font-size-complex="12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aramond" fo:font-family="Garamond" fo:font-size="12pt" fo:letter-spacing="normal" fo:font-style="normal" style:text-underline-style="none" fo:font-weight="normal" style:font-name-asian="ＭＳ Ｐゴシック" style:font-family-asian="'ＭＳ Ｐゴシック'" style:font-size-asian="12pt" style:font-style-asian="normal" style:font-weight-asian="normal" style:font-name-complex="ＭＳ Ｐゴシック" style:font-family-complex="'ＭＳ Ｐゴシック'" style:font-size-complex="12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aramond" fo:font-family="Garamond" fo:font-size="12pt" fo:letter-spacing="normal" fo:font-style="normal" style:text-underline-style="none" fo:font-weight="normal" style:font-name-asian="ＭＳ Ｐゴシック" style:font-family-asian="'ＭＳ Ｐゴシック'" style:font-size-asian="12pt" style:font-style-asian="normal" style:font-weight-asian="normal" style:font-name-complex="ＭＳ Ｐゴシック" style:font-family-complex="'ＭＳ Ｐゴシック'" style:font-size-complex="12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language-asian="en" style:country-asian="US" style:font-style-asian="normal" style:font-weight-asian="normal" style:font-name-complex="ＭＳ Ｐゴシック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Only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  <style:text-properties fo:font-size="20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.085cm" fo:margin-bottom="0cm" fo:line-height="100%" fo:text-align="start" fo:text-indent="0cm" style:punctuation-wrap="simple" style:writing-mode="lr-tb"/>
      <style:text-properties fo:font-size="12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20pt" fo:letter-spacing="normal" fo:font-style="normal" style:text-underline-style="none" fo:font-weight="bold" style:font-name-asian="ＭＳ Ｐゴシック" style:font-size-asian="20pt" style:font-style-asian="normal" style:font-weight-asian="bold" style:font-name-complex="ＭＳ Ｐゴシック" style:font-size-complex="20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2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Garamond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Rectangle 5" presentation:style-name="Mpr2" draw:text-style-name="MP7" draw:layer="backgroundobjects" svg:width="15.027cm" svg:height="1.269cm" svg:x="1.905cm" svg:y="17.357cm" presentation:class="footer" presentation:user-transformed="true">
        <draw:text-box>
          <text:p/>
        </draw:text-box>
      </draw:frame>
      <draw:frame draw:name="Rectangle 6" presentation:style-name="Mpr2" draw:text-style-name="MP9" draw:layer="backgroundobjects" svg:width="5.291cm" svg:height="1.269cm" svg:x="18.203cm" svg:y="17.3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5" draw:text-style-name="MP6" draw:layer="backgroundobjects" svg:width="21.589cm" svg:height="1.269cm" svg:x="1.905cm" svg:y="1.27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Rectangle 5" presentation:style-name="Mpr6" draw:text-style-name="MP7" draw:layer="backgroundobjects" svg:width="15.027cm" svg:height="1.269cm" svg:x="1.905cm" svg:y="17.357cm" presentation:class="footer" presentation:user-transformed="true">
        <draw:text-box>
          <text:p/>
        </draw:text-box>
      </draw:frame>
      <draw:frame draw:name="Rectangle 6" presentation:style-name="Mpr6" draw:text-style-name="MP9" draw:layer="backgroundobjects" svg:width="5.291cm" svg:height="1.269cm" svg:x="18.203cm" svg:y="17.3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9" draw:text-style-name="MP6" draw:layer="backgroundobjects" svg:width="21.589cm" svg:height="1.269cm" svg:x="1.905cm" svg:y="1.27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0" draw:text-style-name="MP11" draw:layer="backgroundobjects" svg:width="22.224cm" svg:height="13.122cm" svg:x="1.905cm" svg:y="3.175cm" presentation:class="outline" presentation:user-transformed="true">
        <draw:text-box>
          <text:list text:style-name="ML5">
            <text:list-item>
              <text:p text:style-name="MP10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3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1" draw:text-style-name="MP7" draw:layer="backgroundobjects" svg:width="15.027cm" svg:height="1.269cm" svg:x="1.905cm" svg:y="17.357cm" presentation:class="footer" presentation:user-transformed="true">
        <draw:text-box>
          <text:p/>
        </draw:text-box>
      </draw:frame>
      <draw:frame draw:name="Rectangle 6" presentation:style-name="Mpr11" draw:text-style-name="MP9" draw:layer="backgroundobjects" svg:width="5.291cm" svg:height="1.269cm" svg:x="18.203cm" svg:y="17.3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xtreme Presentation™ Example Page Layouts</dc:title>
    <meta:initial-creator>Andrew Abela</meta:initial-creator>
    <dc:creator>Michael McLean</dc:creator>
    <meta:editing-cycles>141</meta:editing-cycles>
    <meta:creation-date>2008-10-15T22:52:39</meta:creation-date>
    <dc:date>2018-02-26T04:28:11</dc:date>
    <meta:editing-duration>P1DT21H46M</meta:editing-duration>
    <meta:generator>LibreOffice/5.3.0.3$Windows_X86_64 LibreOffice_project/7074905676c47b82bbcfbea1aeefc84afe1c50e1</meta:generator>
    <meta:document-statistic meta:object-count="82"/>
    <meta:user-defined meta:name="AppVersion">16.0000</meta:user-defined>
    <meta:user-defined meta:name="Company">The Catholic University of Americ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